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6.223cm" svg:x="3.54cm" svg:y="8.62cm">
          <text:p text:style-name="P1">API Server</text:p>
          <text:p text:style-name="P1">(Rails, etc.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6.223cm" svg:x="11.739cm" svg:y="8.619cm">
          <text:p text:style-name="P1">Laugh Server</text:p>
          <text:p text:style-name="P1">(Node.js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85cm" svg:y1="10.144cm" svg:x2="11.414cm" svg:y2="10.144cm">
          <text:p text:style-name="P1"/>
          <text:p text:style-name="P1"/>
          <text:p text:style-name="P1">add laughs</text:p>
        </draw:line>
        <draw:line draw:style-name="gr3" draw:text-style-name="P1" draw:layer="layout" svg:x1="8.139cm" svg:y1="12.811cm" svg:x2="11.568cm" svg:y2="12.811cm">
          <text:p text:style-name="P1"/>
          <text:p text:style-name="P1"/>
          <text:p text:style-name="P1">all done!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3-05-16T17:35:43</meta:creation-date>
    <dc:date>2013-05-16T17:40:41</dc:date>
    <dc:creator>paul </dc:creator>
    <meta:editing-duration>P0D</meta:editing-duration>
    <meta:editing-cycles>1</meta:editing-cycles>
    <meta:document-statistic meta:object-count="4"/>
    <meta:generator>LibreOffice/3.5$Linux_X86_64 LibreOffice_project/350m1$Build-2</meta:generator>
  </office:meta>
</office:document-meta>
</file>